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0.041cm" fo:margin-left="-0.004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0.041cm"/>
    </style:style>
    <style:style style:name="Table1.1" style:family="table-row">
      <style:table-row-properties style:row-height="0.041cm" fo:keep-together="auto"/>
    </style:style>
    <style:style style:name="Table1.A1" style:family="table-cell">
      <style:table-cell-properties style:vertical-align="middle" fo:background-color="#ffffff" fo:padding-left="0.004cm" fo:padding-right="0cm" fo:padding-top="0cm" fo:padding-bottom="0cm" fo:border="0.25pt solid #ffffff">
        <style:background-image/>
      </style:table-cell-properties>
    </style:style>
    <style:style style:name="P1" style:family="paragraph" style:parent-style-name="publikasjonsliste">
      <style:text-properties officeooo:paragraph-rsid="0006d156"/>
    </style:style>
    <style:style style:name="P2" style:family="paragraph" style:parent-style-name="publikasjonsliste">
      <style:text-properties style:font-name="Trebuchet MS" fo:font-style="normal" officeooo:paragraph-rsid="0006d156" style:font-style-asian="normal" style:font-style-complex="normal"/>
    </style:style>
    <style:style style:name="P3" style:family="paragraph" style:parent-style-name="publikasjonsliste">
      <style:text-properties style:font-name="Trebuchet MS" fo:font-style="normal" officeooo:paragraph-rsid="0008eeb1" style:font-style-asian="normal" style:font-style-complex="normal"/>
    </style:style>
    <style:style style:name="P4" style:family="paragraph" style:parent-style-name="publikasjonsliste">
      <style:text-properties style:font-name="Trebuchet MS" fo:font-style="normal" officeooo:paragraph-rsid="000da7ed" style:font-style-asian="normal" style:font-style-complex="normal"/>
    </style:style>
    <style:style style:name="P5" style:family="paragraph" style:parent-style-name="publikasjonsliste">
      <style:text-properties style:font-name="Trebuchet MS" fo:font-style="normal" officeooo:paragraph-rsid="000eccf1" style:font-style-asian="normal" style:font-style-complex="normal"/>
    </style:style>
    <style:style style:name="P6" style:family="paragraph" style:parent-style-name="publikasjonsliste">
      <style:text-properties style:font-name="Trebuchet MS" fo:font-style="normal" officeooo:paragraph-rsid="000fe589" style:font-style-asian="normal" style:font-style-complex="normal"/>
    </style:style>
    <style:style style:name="P7" style:family="paragraph" style:parent-style-name="publikasjonsliste">
      <style:text-properties style:font-name="Trebuchet MS" fo:font-style="normal" officeooo:paragraph-rsid="00115cce" style:font-style-asian="normal" style:font-style-complex="normal"/>
    </style:style>
    <style:style style:name="P8" style:family="paragraph" style:parent-style-name="publikasjonsliste">
      <style:text-properties style:font-name="Trebuchet MS" fo:font-style="normal" officeooo:paragraph-rsid="00181356" style:font-style-asian="normal" style:font-style-complex="normal"/>
    </style:style>
    <style:style style:name="P9" style:family="paragraph" style:parent-style-name="publikasjonsliste">
      <style:text-properties style:font-name="Trebuchet MS" fo:language="nb" fo:country="NO" fo:font-style="normal" officeooo:paragraph-rsid="0006d156" style:font-style-asian="normal" style:font-name-complex="Calibri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ize-complex="8pt" style:font-style-complex="italic"/>
    </style:style>
    <style:style style:name="T3" style:family="text">
      <style:text-properties style:font-name="Trebuchet MS" fo:language="nb" fo:country="NO" fo:font-style="normal" style:font-style-asian="normal" style:font-name-complex="Calibri" style:font-size-complex="11pt" style:font-style-complex="normal"/>
    </style:style>
    <style:style style:name="T4" style:family="text">
      <style:text-properties style:font-name="Trebuchet MS" fo:language="nb" fo:country="NO" fo:font-style="normal" style:font-style-asian="normal" style:font-size-complex="11pt" style:font-style-complex="normal"/>
    </style:style>
    <style:style style:name="T5" style:family="text">
      <style:text-properties style:font-name="Trebuchet MS" fo:language="nb" fo:country="NO" fo:font-style="italic" style:font-style-asian="italic" style:font-name-complex="Calibri" style:font-size-complex="11pt" style:font-style-complex="italic"/>
    </style:style>
    <style:style style:name="T6" style:family="text">
      <style:text-properties style:font-name="Trebuchet MS" fo:language="nn" fo:country="NO" fo:font-style="italic" style:font-style-asian="italic" style:font-name-complex="Calibri" style:font-size-complex="11pt" style:font-style-complex="italic"/>
    </style:style>
    <style:style style:name="T7" style:family="text">
      <style:text-properties style:font-name="Trebuchet MS" fo:language="nn" fo:country="NO" fo:font-style="normal" style:font-style-asian="normal" style:font-name-complex="Calibri" style:font-size-complex="11pt" style:font-style-complex="normal"/>
    </style:style>
    <style:style style:name="T8" style:family="text">
      <style:text-properties style:font-name="Trebuchet MS" fo:font-style="normal" style:font-style-asian="normal" style:font-style-complex="normal"/>
    </style:style>
    <style:style style:name="T9" style:family="text">
      <style:text-properties style:font-name="Trebuchet MS" fo:font-style="normal" officeooo:rsid="000cb55b" style:font-style-asian="normal" style:font-style-complex="normal"/>
    </style:style>
    <style:style style:name="T10" style:family="text">
      <style:text-properties style:font-name="Trebuchet MS" fo:font-style="normal" officeooo:rsid="002d1007" style:font-style-asian="normal" style:font-style-complex="normal"/>
    </style:style>
    <style:style style:name="T11" style:family="text">
      <style:text-properties fo:language="nb" fo:country="NO"/>
    </style:style>
    <style:style style:name="T12" style:family="text">
      <style:text-properties fo:language="nb" fo:country="NO" style:font-size-complex="11pt"/>
    </style:style>
    <style:style style:name="T13" style:family="text">
      <style:text-properties fo:language="nb" fo:country="NO" style:font-size-complex="11pt" style:font-weight-complex="bold"/>
    </style:style>
    <style:style style:name="T14" style:family="text">
      <style:text-properties fo:language="nb" fo:country="NO" officeooo:rsid="00072155" style:font-size-complex="11pt"/>
    </style:style>
    <style:style style:name="T15" style:family="text">
      <style:text-properties fo:language="nb" fo:country="NO" officeooo:rsid="0008eeb1" style:font-size-complex="11pt"/>
    </style:style>
    <style:style style:name="T16" style:family="text">
      <style:text-properties fo:language="nb" fo:country="NO" officeooo:rsid="000c0f9a" style:font-size-complex="11pt"/>
    </style:style>
    <style:style style:name="T17" style:family="text">
      <style:text-properties fo:language="nb" fo:country="NO" officeooo:rsid="000d4fc3" style:font-size-complex="11pt"/>
    </style:style>
    <style:style style:name="T18" style:family="text">
      <style:text-properties fo:language="nb" fo:country="NO" officeooo:rsid="002b051f" style:font-size-complex="11pt"/>
    </style:style>
    <style:style style:name="T19" style:family="text">
      <style:text-properties fo:language="nb" fo:country="NO" fo:font-style="italic" style:font-style-asian="italic" style:font-size-complex="11pt" style:font-style-complex="italic"/>
    </style:style>
    <style:style style:name="T20" style:family="text">
      <style:text-properties fo:language="nb" fo:country="NO" fo:font-style="italic" style:font-style-asian="italic" style:font-style-complex="italic"/>
    </style:style>
    <style:style style:name="T21" style:family="text">
      <style:text-properties fo:language="nb" fo:country="NO" fo:font-style="italic" style:font-style-asian="italic" style:font-name-complex="Calibri" style:font-size-complex="11pt" style:font-style-complex="italic"/>
    </style:style>
    <style:style style:name="T22" style:family="text">
      <style:text-properties fo:language="nb" fo:country="NO" fo:font-style="italic" style:font-style-asian="italic" style:font-name-complex="Calibri" style:font-style-complex="italic"/>
    </style:style>
    <style:style style:name="T23" style:family="text">
      <style:text-properties fo:language="nb" fo:country="NO" fo:font-style="italic" style:font-style-asian="italic" style:font-name-complex="Arial" style:font-size-complex="11pt" style:font-style-complex="italic"/>
    </style:style>
    <style:style style:name="T24" style:family="text">
      <style:text-properties fo:language="nb" fo:country="NO" fo:font-style="italic" style:font-name-asian="Calibri" style:font-style-asian="italic" style:font-size-complex="11pt" style:font-style-complex="italic"/>
    </style:style>
    <style:style style:name="T25" style:family="text">
      <style:text-properties fo:language="nb" fo:country="NO" style:font-name-complex="Calibri"/>
    </style:style>
    <style:style style:name="T26" style:family="text">
      <style:text-properties fo:language="nb" fo:country="NO" style:font-name-complex="Calibri" style:font-size-complex="11pt"/>
    </style:style>
    <style:style style:name="T27" style:family="text">
      <style:text-properties fo:language="nb" fo:country="NO" officeooo:rsid="002b051f" style:font-name-complex="Calibri"/>
    </style:style>
    <style:style style:name="T28" style:family="text">
      <style:text-properties fo:language="nb" fo:country="NO" style:font-name-complex="Arial" style:font-size-complex="11pt"/>
    </style:style>
    <style:style style:name="T29" style:family="text">
      <style:text-properties fo:language="nb" fo:country="NO" officeooo:rsid="000da7ed" style:font-name-complex="Arial" style:font-size-complex="11pt"/>
    </style:style>
    <style:style style:name="T30" style:family="text">
      <style:text-properties fo:language="nb" fo:country="NO" officeooo:rsid="00072155"/>
    </style:style>
    <style:style style:name="T31" style:family="text">
      <style:text-properties fo:language="nb" fo:country="NO" style:font-name-asian="Calibri" style:font-size-complex="11pt"/>
    </style:style>
    <style:style style:name="T32" style:family="text">
      <style:text-properties fo:language="nb" fo:country="NO" officeooo:rsid="000da7ed"/>
    </style:style>
    <style:style style:name="T33" style:family="text">
      <style:text-properties fo:language="nb" fo:country="NO" officeooo:rsid="001249a1"/>
    </style:style>
    <style:style style:name="T34" style:family="text">
      <style:text-properties fo:language="nb" fo:country="NO" officeooo:rsid="00142e7d"/>
    </style:style>
    <style:style style:name="T35" style:family="text">
      <style:text-properties fo:language="nb" fo:country="NO" officeooo:rsid="0014e71c"/>
    </style:style>
    <style:style style:name="T36" style:family="text">
      <style:text-properties fo:language="nb" fo:country="NO" officeooo:rsid="00165940"/>
    </style:style>
    <style:style style:name="T37" style:family="text">
      <style:text-properties fo:language="nb" fo:country="NO" officeooo:rsid="00181356"/>
    </style:style>
    <style:style style:name="T38" style:family="text">
      <style:text-properties fo:language="nb" fo:country="NO" officeooo:rsid="0019d64c"/>
    </style:style>
    <style:style style:name="T39" style:family="text">
      <style:text-properties fo:language="nb" fo:country="NO" officeooo:rsid="001a896a"/>
    </style:style>
    <style:style style:name="T40" style:family="text">
      <style:text-properties fo:language="nb" fo:country="NO" officeooo:rsid="0026c2a1"/>
    </style:style>
    <style:style style:name="T41" style:family="text">
      <style:text-properties fo:language="nb" fo:country="NO" officeooo:rsid="00281947"/>
    </style:style>
    <style:style style:name="T42" style:family="text">
      <style:text-properties fo:language="nb" fo:country="NO" officeooo:rsid="002ccafd"/>
    </style:style>
    <style:style style:name="T43" style:family="text">
      <style:text-properties style:font-size-complex="11pt"/>
    </style:style>
    <style:style style:name="T44" style:family="text">
      <style:text-properties style:font-size-complex="11pt" style:font-weight-complex="bold"/>
    </style:style>
    <style:style style:name="T45" style:family="text">
      <style:text-properties fo:language="nn" fo:country="NO"/>
    </style:style>
    <style:style style:name="T46" style:family="text">
      <style:text-properties fo:language="nn" fo:country="NO" style:font-size-complex="11pt"/>
    </style:style>
    <style:style style:name="T47" style:family="text">
      <style:text-properties fo:language="nn" fo:country="NO" style:font-name-complex="Calibri"/>
    </style:style>
    <style:style style:name="T48" style:family="text">
      <style:text-properties fo:language="nn" fo:country="NO" style:font-name-complex="Calibri" style:font-size-complex="11pt"/>
    </style:style>
    <style:style style:name="T49" style:family="text">
      <style:text-properties fo:language="nn" fo:country="NO" style:font-name-complex="Calibri" style:font-size-complex="11pt" style:font-weight-complex="bold"/>
    </style:style>
    <style:style style:name="T50" style:family="text">
      <style:text-properties fo:language="nn" fo:country="NO" officeooo:rsid="0008eeb1" style:font-name-complex="Calibri"/>
    </style:style>
    <style:style style:name="T51" style:family="text">
      <style:text-properties fo:language="nn" fo:country="NO" officeooo:rsid="002b051f" style:font-name-complex="Calibri"/>
    </style:style>
    <style:style style:name="T52" style:family="text">
      <style:text-properties fo:language="nn" fo:country="NO" fo:font-style="italic" style:font-style-asian="italic" style:font-name-complex="Calibri" style:font-size-complex="11pt" style:font-style-complex="italic" style:font-weight-complex="bold"/>
    </style:style>
    <style:style style:name="T53" style:family="text">
      <style:text-properties fo:language="nn" fo:country="NO" fo:font-style="italic" style:font-style-asian="italic" style:font-name-complex="Calibri" style:font-style-complex="italic"/>
    </style:style>
    <style:style style:name="T54" style:family="text">
      <style:text-properties fo:language="nn" fo:country="NO" fo:font-style="italic" style:font-style-asian="italic" style:font-style-complex="italic"/>
    </style:style>
    <style:style style:name="T55" style:family="text">
      <style:text-properties fo:language="en" fo:country="US"/>
    </style:style>
    <style:style style:name="T56" style:family="text">
      <style:text-properties fo:language="en" fo:country="US" style:font-name-complex="Calibri" style:font-size-complex="11pt"/>
    </style:style>
    <style:style style:name="T57" style:family="text">
      <style:text-properties fo:language="en" fo:country="US" fo:font-style="italic" style:font-style-asian="italic" style:font-name-complex="Calibri" style:font-size-complex="11pt" style:font-style-complex="italic"/>
    </style:style>
    <style:style style:name="T58" style:family="text">
      <style:text-properties fo:language="en" fo:country="US" officeooo:rsid="000eccf1"/>
    </style:style>
    <style:style style:name="T59" style:family="text">
      <style:text-properties style:font-name-complex="Calibri" style:font-size-complex="11pt"/>
    </style:style>
    <style:style style:name="T60" style:family="text">
      <style:text-properties style:font-size-complex="8pt"/>
    </style:style>
    <style:style style:name="T61" style:family="text">
      <style:text-properties officeooo:rsid="000da7ed" style:font-size-complex="8pt"/>
    </style:style>
    <style:style style:name="T62" style:family="text">
      <style:text-properties officeooo:rsid="002a71f5" style:font-size-complex="8pt"/>
    </style:style>
    <style:style style:name="T63" style:family="text">
      <style:text-properties officeooo:rsid="002ccafd" style:font-size-complex="8pt"/>
    </style:style>
    <style:style style:name="T64" style:family="text">
      <style:text-properties style:use-window-font-color="true" style:text-underline-style="none"/>
    </style:style>
    <style:style style:name="T65" style:family="text">
      <style:text-properties style:use-window-font-color="true" style:text-underline-style="none" style:font-size-complex="8pt"/>
    </style:style>
    <style:style style:name="T66" style:family="text">
      <style:text-properties fo:color="#000000"/>
    </style:style>
    <style:style style:name="T67" style:family="text">
      <style:text-properties fo:color="#000000" fo:font-style="italic" style:font-style-asian="italic" style:font-size-complex="8pt" style:font-style-complex="italic"/>
    </style:style>
    <style:style style:name="T68" style:family="text">
      <style:text-properties fo:color="#000000" fo:font-style="italic" style:font-style-asian="italic" style:font-style-complex="italic"/>
    </style:style>
    <style:style style:name="T69" style:family="text">
      <style:text-properties fo:color="#000000" fo:font-style="italic" style:font-style-asian="italic" style:font-style-complex="italic" style:font-weight-complex="bold"/>
    </style:style>
    <style:style style:name="T70" style:family="text">
      <style:text-properties fo:color="#000000" fo:language="nb" fo:country="NO"/>
    </style:style>
    <style:style style:name="T71" style:family="text">
      <style:text-properties fo:color="#000000" fo:language="nb" fo:country="NO" fo:font-style="italic" style:font-style-asian="italic" style:font-size-complex="11pt" style:font-style-complex="italic"/>
    </style:style>
    <style:style style:name="T72" style:family="text">
      <style:text-properties fo:color="#000000" fo:language="nb" fo:country="NO" fo:font-style="italic" style:font-style-asian="italic" style:font-size-complex="11pt" style:font-style-complex="italic" style:font-weight-complex="bold"/>
    </style:style>
    <style:style style:name="T73" style:family="text">
      <style:text-properties fo:color="#000000" fo:language="nb" fo:country="NO" fo:font-style="italic" style:font-style-asian="italic" style:font-style-complex="italic"/>
    </style:style>
    <style:style style:name="T74" style:family="text">
      <style:text-properties fo:color="#000000" fo:language="nb" fo:country="NO" style:font-size-complex="11pt"/>
    </style:style>
    <style:style style:name="T75" style:family="text">
      <style:text-properties fo:color="#000000" fo:language="nb" fo:country="NO" style:font-size-complex="11pt" style:font-weight-complex="bold"/>
    </style:style>
    <style:style style:name="T76" style:family="text">
      <style:text-properties fo:color="#000000" fo:language="nb" fo:country="NO" officeooo:rsid="002ccafd" style:font-size-complex="11pt" style:font-weight-complex="bold"/>
    </style:style>
    <style:style style:name="T77" style:family="text">
      <style:text-properties fo:color="#000000" fo:language="nb" fo:country="NO" officeooo:rsid="00072155" style:font-size-complex="11pt"/>
    </style:style>
    <style:style style:name="T78" style:family="text">
      <style:text-properties fo:color="#000000" fo:language="nb" fo:country="NO" officeooo:rsid="00142e7d" style:font-size-complex="11pt"/>
    </style:style>
    <style:style style:name="T79" style:family="text">
      <style:text-properties fo:color="#000000" fo:language="nb" fo:country="NO" officeooo:rsid="000eccf1"/>
    </style:style>
    <style:style style:name="T80" style:family="text">
      <style:text-properties fo:color="#000000" fo:language="nb" fo:country="NO" officeooo:rsid="00281947"/>
    </style:style>
    <style:style style:name="T81" style:family="text">
      <style:text-properties fo:color="#000000" fo:language="nb" fo:country="NO" officeooo:rsid="00290161"/>
    </style:style>
    <style:style style:name="T82" style:family="text">
      <style:text-properties fo:color="#000000" style:font-size-complex="8pt"/>
    </style:style>
    <style:style style:name="T83" style:family="text">
      <style:text-properties fo:color="#000000" officeooo:rsid="001a896a" style:font-size-complex="8pt"/>
    </style:style>
    <style:style style:name="T84" style:family="text">
      <style:text-properties fo:color="#000000" officeooo:rsid="00269dea" style:font-size-complex="8pt"/>
    </style:style>
    <style:style style:name="T85" style:family="text">
      <style:text-properties officeooo:rsid="00072155"/>
    </style:style>
    <style:style style:name="T86" style:family="text">
      <style:text-properties officeooo:rsid="00171dc5"/>
    </style:style>
    <style:style style:name="T87" style:family="text">
      <style:text-properties officeooo:rsid="001a896a"/>
    </style:style>
    <style:style style:name="T88" style:family="text">
      <style:text-properties officeooo:rsid="001be712"/>
    </style:style>
    <style:style style:name="T89" style:family="text">
      <style:text-properties officeooo:rsid="001db981"/>
    </style:style>
    <style:style style:name="T90" style:family="text">
      <style:text-properties officeooo:rsid="001efed1"/>
    </style:style>
    <style:style style:name="T91" style:family="text">
      <style:text-properties officeooo:rsid="001f4f15"/>
    </style:style>
    <style:style style:name="T92" style:family="text">
      <style:text-properties officeooo:rsid="0020a71f"/>
    </style:style>
    <style:style style:name="T93" style:family="text">
      <style:text-properties officeooo:rsid="00215268"/>
    </style:style>
    <style:style style:name="T94" style:family="text">
      <style:text-properties officeooo:rsid="0021e14c"/>
    </style:style>
    <style:style style:name="T95" style:family="text">
      <style:text-properties officeooo:rsid="0022c45b"/>
    </style:style>
    <style:style style:name="T96" style:family="text">
      <style:text-properties officeooo:rsid="00237e03"/>
    </style:style>
    <style:style style:name="T97" style:family="text">
      <style:text-properties officeooo:rsid="002772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<text:span text:style-name="T10">AFI</text:span><text:span text:style-name="T9">-</text:span><text:span text:style-name="T8">rapport</text:span><text:span text:style-name="T9">er</text:span><text:span text:style-name="T8"> - </text:span><text:span text:style-name="Strong"><text:span text:style-name="T8">ISSN 0807-0865</text:span></text:span></text:p>
      <text:p text:style-name="P2"><text:span text:style-name="T12">Frøyland, Kjetil, </text:span><text:span text:style-name="T16">Tatiana </text:span><text:span text:style-name="T12">Maximova-Mentzoni &amp; </text:span><text:span text:style-name="T16">Knut </text:span><text:span text:style-name="T12">Fossestøl (2016): </text:span><text:span text:style-name="T19">Sosialt arbeid og oppfølging av utsatt ungdom i NAV. Tiltak, metoder, samarbeid og samordning i og rundt NAV-kontoret. Sluttrapport fra evaluering av utviklingsarbeid i 15 prosjektområder.</text:span><text:span text:style-name="T12"> Oslo: Arbeidsforskningsinstituttet, AFI-rapport 2016:1. http</text:span><text:span text:style-name="T43">://www.hioa.no/Om-HiOA/Senter-for-velferds-og-arbeidslivsforskning/AFI/Publikasjoner-AFI/Sosialt-arbeid-og-oppfoelging-av-utsatt-ungdom-i-NAV</text:span></text:p>
      <text:p text:style-name="P2"><text:span text:style-name="T12">Bergene, Ann Cecilie, Cathrine Egeland, Per Bonde Hansen &amp; Christin Thea Wathne (2015): </text:span><text:span text:style-name="T19">Når unntaket blir en del av regelen. En kunnskapsoversikt over forskning på midlertidig ansettelser.</text:span><text:span text:style-name="T12"> Oslo: Arbeidsforskningsinstituttet, AFI-rapport 2015:1. http</text:span><text:span text:style-name="T43">://www.hioa.no/Om-HiOA/Senter-for-velferds-og-arbeidslivsforskning/AFI/Publikasjoner-AFI/Naar-unntaket-blir-en-del-av-regelen</text:span></text:p>
      <text:p text:style-name="P2"><text:span text:style-name="T12">Falkum, Eivind &amp; Arild H. Steen (2015): </text:span><text:span text:style-name="T19">Høgskolen i Telemark og TEL-TEK. Utredning om fremtidig samarbeid.</text:span><text:span text:style-name="T12"> Oslo: Arbeidsforskningsinstituttet, AFI-rapport 2015:2. http://www.hioa.no/Om-HiOA/Senter-</text:span><text:span text:style-name="T14">g</text:span><text:span text:style-name="T12">for-velferds-og-arbeidslivsforskning/AFI/Publikasjoner-AFI/Hoegskolen-i-Telemark-og-TEL-TEK </text:span></text:p>
      <text:p text:style-name="P2"><text:span text:style-name="T12">Drange, Ida, Kjetil Frøyland &amp; Svenn-Erik Mamelund (2015): </text:span><text:span text:style-name="T19">Unge mottakere av tiltakspenger. Om betydningen av tiltakspenger for gjennomføring av utdanning og overgang til arbeid.</text:span><text:span text:style-name="T12"> Oslo: Arbeidsforskningsinstituttet, AFI-rapport 2015:3. http://www.hioa.no/Om-HiOA/Senter-for-velferds-og-arbeidslivsforskning/AFI/Publikasjoner-AFI/Unge-mottakere-av-tiltakspenger</text:span></text:p>
      <text:p text:style-name="P2"><text:span text:style-name="T12">Drange, Ida (2015): </text:span><text:span text:style-name="T19">Drivkrefter bak avgang og arbeidsfastholdelse. Hvilke faktorer forklarer yrkesavgang blant ansatte i helsetjenesten og i pleie- og omsorgstjenestene.</text:span><text:span text:style-name="T12"> Oslo: Arbeidsforskningsinstituttet, AFI-rapport 2015:4. http://www.hioa.no/Om-HiOA/Senter-for-velferds-og-arbeidslivsforskning/AFI/Publikasjoner-AFI/Drivkrefter-bak-avgang-og-arbeidsfastholdelse</text:span></text:p>
      <text:p text:style-name="P2"><text:span text:style-name="T12">Falkum, Eivind &amp; Anne Grethe Solberg (2015): </text:span><text:span text:style-name="T19">Arbeidsgiveres inkluderingsevne.</text:span><text:span text:style-name="T12"> Oslo: Arbeidsforskningsinstituttet, AFI-rapport 2015:5. http://www.hioa.no/Om-HiOA/Senter-for-velferds-og-arbeidslivsforskning/AFI/Publikasjoner-AFI/Arbeidsgiveres-inkluderingsevne</text:span></text:p>
      <text:p text:style-name="P2"><text:soft-page-break/><text:span text:style-name="T12">Borg, Elin, Hanne Christensen, Knut Fossestøl &amp; Øyvind Paalshaugen (2015): </text:span><text:span text:style-name="T19">Hva lærerne ikke kan! Et kunnskapsgrunnlag for satsning på bruk av flerfaglig kompetanse i skolen.</text:span><text:span text:style-name="T12"> Oslo: Arbeidsforskningsinstituttet, AFI-rapport 2015:6. http://www.hioa.no/Om-HiOA/Senter-for-velferds-og-arbeidslivsforskning/AFI/Publikasjoner-AFI/Hva-laererne-ikke-kan! </text:span></text:p>
      <text:p text:style-name="P2"><text:span text:style-name="T12">Bergene, Ann Cecilie </text:span><text:span text:style-name="T15">&amp;</text:span><text:span text:style-name="T12"> Per Bonde Hansen (2015): </text:span><text:span text:style-name="T19">Jeg forener? Organisasjonsevaluering av Unio.</text:span><text:span text:style-name="T12"> Oslo: Arbeidsforskningsinstituttet, AFI-rapport 2015:7. http</text:span><text:span text:style-name="T43">://www.hioa.no/Om-HiOA/Senter-for-velferds-og-arbeidslivsforskning/AFI/Publikasjoner-AFI/Jeg-forener</text:span></text:p>
      <text:p text:style-name="P3"><text:span text:style-name="T12">Brattbakk, Ingar, </text:span><text:span text:style-name="T15">Aina Landsverk Hagen, Monika Grønli Rosten, Oddrun Sæter, Jenny Osuldsen, Bengt Andersen, Erik Thorstensen &amp; Katja Bratseth</text:span><text:span text:style-name="T12"> (2015): </text:span><text:span text:style-name="T20">Hva nå, Tøyen? </text:span><text:span text:style-name="T19">Sosiokulturell stedsanalyse av Tøyen i Bydel Gamle Oslo.</text:span><text:span text:style-name="T12"> </text:span><text:span text:style-name="T46">Oslo: Arbeidsforskningsinstituttet, AFI-rapport 2015:8. http://www.hioa.no/Om-HiOA/Senter-for-velferds-og-arbeidslivsforskning/AFI/Publikasjoner-AFI/Hva-naa-Toeyen</text:span></text:p>
      <text:p text:style-name="P2"><text:span text:style-name="T47">Breit, Eric </text:span><text:span text:style-name="T50">&amp;</text:span><text:span text:style-name="T47"> Robert Salomon (2015): </text:span><text:span text:style-name="T54">Kunnskap og informasjon om pensjon. Nye informasjonsrelasjoner mellom borgere og forvaltning i det nye alderspensjonssystemet.</text:span><text:span text:style-name="T45"> </text:span><text:span text:style-name="T46">Oslo: Arbeidsforskningsinstituttet, AFI-rapport 2015:9. http://www.hioa.no/Om-HiOA/Senter-for-velferds-og-arbeidslivsforskning/AFI/Publikasjoner-AFI/Kunnskap-og-informasjon-om-alderspensjon</text:span></text:p>
      <text:p text:style-name="P2"><text:span text:style-name="T47">Enehaug, Heidi, Helge Svare, Pål Klethagen, Mary Anderson-Glenna, Hans Chr</text:span><text:span text:style-name="T51">istoffer</text:span><text:span text:style-name="T47"> Aa</text:span><text:span text:style-name="T51">rgaard</text:span><text:span text:style-name="T47"> Terjesen &amp; Anne Marie Fatnes (2015): </text:span><text:span text:style-name="T53">Kunnskapsdeling i travelhetens tid. Rapportering fra et forsknings- og utviklingsprosjekt i Abelias medlemsbedrifter.</text:span><text:span text:style-name="T47"> Oslo: Arbeidsforskningsinstituttet, AFI-rapport 2015:10. http://www.hioa.no/Om-HiOA/Senter-for-velferds-og-arbeidslivsforskning/AFI/Publikasjoner-AFI/Kunnskapsdeling-i-travelhetens-tid</text:span></text:p>
      <text:p text:style-name="P2"><text:span text:style-name="T12">Bergene, Ann Cecilie (2015): </text:span><text:span text:style-name="T19">Prinsipper og praksis. Erfaringer med tjenestemannsloven.</text:span><text:span text:style-name="T12"> </text:span><text:span text:style-name="T46">Oslo: Arbeidsforskningsinstituttet, AFI-rapport 2015:11. http://www.hioa.no/Om-HiOA/Senter-for-velferds-og-arbeidslivsforskning/AFI/Publikasjoner-AFI/Prinsipper-og-praksis</text:span></text:p>
      <text:p text:style-name="P2"><text:span text:style-name="T46">Maximova-Mentzoni, Tatiana &amp; Steinar Widding (2015): </text:span><text:span text:style-name="T52">Famler seg fram til god etteroppfølging. Resultater fra undersøkelsen om oppfølging av deltakere som har kommet i arbeid eller utdanning etter å ha fullført Jobbsjansen.</text:span><text:span text:style-name="T49"> Oslo: Arbeidsforskningsinstituttet, AFI-rapport 2015:12. http://www.hioa.no/Om-HiOA/Senter-for-velferds-og-arbeidslivsforskning/AFI/Publikasjoner-AFI/Famler-seg-fram-til-god-etteroppfoelging</text:span></text:p>
      <text:p text:style-name="P2"><text:soft-page-break/><text:span text:style-name="T12">Terjesen, Hans Chr</text:span><text:span text:style-name="T18">istoffer</text:span><text:span text:style-name="T12"> Aa</text:span><text:span text:style-name="T18">rgaard</text:span><text:span text:style-name="T12">, Robert Salomon &amp; Vilde Hoff Bernstrøm (2015): </text:span><text:span text:style-name="T19">HR-funksjonens rolle i seniorpolitikken.</text:span><text:span text:style-name="T12"> Oslo: Arbeidsforskningsinstituttet, AFI-rapport 2015:13. </text:span><text:bookmark-start text:name="__DdeLink__1720_254790841"/><text:span text:style-name="T12">http://www.hioa.no/Om-HiOA/Senter-for-velferds-og-arbeidslivsforskning/AFI/Publikasjoner-AFI/HR-funksjonens-rolle-i-seniorpolitikken</text:span><text:bookmark-end text:name="__DdeLink__1720_254790841"/></text:p>
      <text:p text:style-name="P2"><text:span text:style-name="T12">Schafft, Angelika &amp; </text:span><text:span text:style-name="T17">Tatiana </text:span><text:span text:style-name="T12">Maximova-Mentzoni (2015): </text:span><text:span text:style-name="T19">NAVs samarbeid med fylkeskommunen i Ny GIV-Oppfølgingsprosjektet.</text:span><text:span text:style-name="T12"> Oslo: Arbeidsforskningsinstituttet, AFI-rapport 2015:14. http://www.hioa.no/Om-HiOA/Senter-for-velferds-og-arbeidslivsforskning/AFI/Publikasjoner-AFI/NAVs-samarbeid-med-fylkeskommunen-i-Ny-GIV-Oppfoelgingsprosjektet</text:span></text:p>
      <text:p text:style-name="P2"><text:span text:style-name="T12">Kjetil Frøyland &amp; Knut Fossestøl (2014): </text:span><text:span text:style-name="T19">Inkludering av ungdom i skole eller arbeid – 2. Tiltak, metoder, samarbeid og samordning i og rundt NAV-kontoret. Andre delrapport fra evalueringen av et utviklingsarbeid i 15 prosjektområder.</text:span><text:span text:style-name="T12"> Oslo: Arbeidsforskningsinstituttet, AFI-rapport 2014:1. http</text:span><text:span text:style-name="T43">://www.hioa.no/Om-HiOA/Senter-for-velferds-og-arbeidslivsforskning/AFI/Publikasjoner-AFI/Inkludering-av-ungdom-i-skole-eller-arbeid-2</text:span></text:p>
      <text:p text:style-name="P2"><text:span text:style-name="T12">Bergene, Ann Cecilie, Per Bonde Hansen, Cathrine Egeland &amp; Arild H. Steen (2014): </text:span><text:span text:style-name="T19">Unntak fra arbeidstidsbestemmelsene med fokus på arbeidstakere i særlig uavhengig stilling.</text:span><text:span text:style-name="T12"> Oslo: Arbeidsforskningsinstituttet, AFI-rapport 2014:2. http://www.hioa.no/Om-HiOA/Senter-for-velferds-og-arbeidslivsforskning/AFI/Publikasjoner-AFI/Unntak-fra-arbeidstidsbestemmelsene-med-fokus-paa-arbeidstakere-i-saerlig-uavhengig-stilling</text:span></text:p>
      <text:p text:style-name="P2"><text:span text:style-name="T12">Drange, Ida (2014): </text:span><text:span text:style-name="T19">Mangfoldsledelse. En kunnskapsoversikt.</text:span><text:span text:style-name="T12"> Oslo: Arbeidsforskningsinstituttet, AFI-rapport 2014:3. http://www.hioa.no/Om-HiOA/Senter-for-velferds-og-arbeidslivsforskning/AFI/Publikasjoner-AFI/Mangfoldsledelse</text:span></text:p>
      <text:p text:style-name="P2"><text:span text:style-name="T12">Egeland, Cathrine &amp; Ida Drange (2014): </text:span><text:span text:style-name="T19">Frivilling deltid - kun et spørsmål om tid?</text:span><text:span text:style-name="T12"> Oslo: Arbeidsforskningsinstituttet, AFI-rapport 2014:4. http://www.hioa.no/Om-HiOA/Senter-for-velferds-og-arbeidslivsforskning/AFI/Publikasjoner-AFI/Frivillig-deltid-kun-et-spoersmaal-om-tid</text:span></text:p>
      <text:p text:style-name="P2"><text:span text:style-name="T12">Schafft, Angelika &amp; Øystein Spjelkavik (2014): </text:span><text:span text:style-name="T19">Arbeidsgiverperspektiver på inkludering: Hva er god inkluderingskompetanse?</text:span><text:span text:style-name="T12"> Oslo: Arbeidsforskningsinstituttet, AFI-rapport 2014:5. http://www.hioa.no/Om-HiOA/Senter-for-velferds-og-arbeidslivsforskning/AFI/Publikasjoner-AFI/Arbeidsgiverperspektiver-paa-inkludering</text:span></text:p>
      <text:p text:style-name="P2"><text:soft-page-break/><text:span text:style-name="T12">Fossestøl, Knut &amp; Eric Breit (2014): </text:span><text:span text:style-name="T19">Gjøre sammen eller hver for seg? En studie av samordning av flom- og skreddata for tre samarbeidende etater.</text:span><text:span text:style-name="T12"> Oslo: Arbeidsforskningsinstituttet, AFI-rapport 2014:6. http://www.hioa.no/Om-HiOA/Senter-for-velferds-og-arbeidslivsforskning/AFI/Publikasjoner-AFI/Gjoere-sammen-eller-hver-for-seg</text:span></text:p>
      <text:p text:style-name="P2"><text:span text:style-name="T12">Terjesen, Hans Chr. Aa., Helge Svare &amp; Robert Salomon (2014): </text:span><text:span text:style-name="T21">«Etter 1001 natt…». Hvordan kan god ledelse bidra til å utsette tidligpensjon i industrien?</text:span><text:span text:style-name="T26"> </text:span><text:span text:style-name="T12">Oslo: Arbeidsforskningsinstituttet, AFI-rapport 2014:7. http://www.hioa.no/Om-HiOA/Senter-for-velferds-og-arbeidslivsforskning/AFI/Publikasjoner-AFI/Etter-1001-natt</text:span></text:p>
      <text:p text:style-name="P2"><text:span text:style-name="T26">Borg, Elin, Ida Drange, Knut Fossestøl &amp; Harald Jarning (2014): </text:span><text:span text:style-name="T21">Et lag rundt læreren. En kunnskapsoversikt.</text:span><text:span text:style-name="T26"> </text:span><text:span text:style-name="T12">Oslo: Arbeidsforskningsinstituttet, AFI-rapport 2014:8. http://www.hioa.no/Om-HiOA/Senter-for-velferds-og-arbeidslivsforskning/AFI/Publikasjoner-AFI/Et-lag-rundt-laereren</text:span></text:p>
      <text:p text:style-name="P2"><text:span text:style-name="T26">Skarpaas, Ingebjørg &amp; Helge Svare (2014): </text:span><text:span text:style-name="T21">Rekruttering av personer med nedsatt funksjonsevne – på ordinær måte. Sammen om Delmål 2.</text:span><text:span text:style-name="T26"> </text:span><text:span text:style-name="T12">Oslo: Arbeidsforskningsinstituttet, AFI-rapport 2014:9. http://www.hioa.no/Om-HiOA/Senter-for-velferds-og-arbeidslivsforskning/AFI/Publikasjoner-AFI/Rekruttering-av-personer-med-nedsatt-funksjonsevne-paa-ordinaer-maate</text:span></text:p>
      <text:p text:style-name="P2"><text:span text:style-name="T26">Pettersen, Karen-Sofie &amp; Gudrun Rudningen (2014): </text:span><text:span text:style-name="T21">Samspill eller svarteperspill? En studie av ansvarsfordeling og gråsoner mellom kommuner og spesialisthelsetjenesten for mennesker med RoP-lidelser med voldsproblematikk.</text:span><text:span text:style-name="T26"> </text:span><text:span text:style-name="T12">Oslo: Arbeidsforskningsinstituttet, AFI-rapport 2014:10. http://www.hioa.no/Om-HiOA/Senter-for-velferds-og-arbeidslivsforskning/AFI/Publikasjoner-AFI/Samspill-eller-svarteperspill</text:span></text:p>
      <text:p text:style-name="P2"><text:span text:style-name="T26">Underthun, Anders &amp; Ann Cecilie Bergene (2014): </text:span><text:span text:style-name="T21">Framtida til norsk luftfart. Selskapsstrategier og partsrelasjoner i en liberalisert luftfartsvirkelighet.</text:span><text:span text:style-name="T26"> </text:span><text:span text:style-name="T12">Oslo: Arbeidsforskningsinstituttet, AFI-rapport 2014:11. http</text:span><text:span text:style-name="T43">://www.hioa.no/Om-HiOA/Senter-for-velferds-og-arbeidslivsforskning/AFI/Publikasjoner-AFI/Framtida-til-norsk-luftfart</text:span></text:p>
      <text:p text:style-name="P2"><text:span text:style-name="T26">Grimsmo, Asbjørn &amp; Hanne Heen (2014): </text:span><text:span text:style-name="T24">Journalistisk kvalitet – hvilken rolle spiller arbeidsmiljøet i redaksjonen? Sammenhengen mellom redaksjonens sosiale kapital og journalistisk kvalitet, kreativitet og produktivitet.</text:span><text:span text:style-name="T31"> </text:span><text:span text:style-name="T12">Oslo: Arbeidsforskningsinstituttet, AFI-rapport 2014:12. http://www.hioa.no/Om-HiOA/Senter-for-velferds-og-arbeidslivsforskning/AFI/Publikasjoner-AFI/Journalistisk-kvalitet-hvilken-rolle-spiller-arbeidsmiljoeet-i-redaksjonen</text:span></text:p>
      <text:p text:style-name="P2"><text:soft-page-break/><text:span text:style-name="T26">Fossestøl, Knut, Eric Breit &amp; Elin Borg (2014): </text:span><text:span text:style-name="T21">NAV-reformen 2014. En oppfølgingsstudie av lokalkontorenes organisering etter innholdsreformen.</text:span><text:span text:style-name="T26"> </text:span><text:span text:style-name="T12">Oslo: Arbeidsforskningsinstituttet, AFI-rapport 2014:13. http</text:span><text:span text:style-name="T43">://www.hioa.no/Om-HiOA/Senter-for-velferds-og-arbeidslivsforskning/AFI/Publikasjoner-AFI/NAV-reformen-2014</text:span></text:p>
      <text:p text:style-name="P2"><text:span text:style-name="T12">Mamelund, Svenn Erik &amp; Steinar Widding (2014): </text:span><text:span text:style-name="T19">NAVs formidlings- rekrutteringstjenester.</text:span><text:span text:style-name="T12"> Oslo: Arbeidsforskningsinstituttet, AFI-rapport 2014:14. http://www.hioa.no/Om-HiOA/Senter-for-velferds-og-arbeidslivsforskning/AFI/Publikasjoner-AFI/NAVs-formidlings-og-rekrutteringstjenester</text:span></text:p>
      <text:p text:style-name="P4"><text:span text:style-name="T25">Maximova-Mentzoni, Tatiana (2014): </text:span><text:span text:style-name="T22">Evaluering av arbeidstidsordningen - for medarbeidere i undervisnings- og forskerstillinger ved Høgskolen i Lillehammer.</text:span><text:span text:style-name="T25"> </text:span><text:span text:style-name="T12">Oslo: Arbeidsforskningsinstituttet, AFI-rapport 2014:15. http://www.hioa.no/Om-HiOA/Senter-for-velferds-og-arbeidslivsforskning/AFI/Publikasjoner-AFI/Evaluering-av-arbeidstidsordningen</text:span></text:p>
      <text:p text:style-name="P2"><text:span text:style-name="T12">Qvortrup, Jon &amp; Øystein Spjelkavik (2013): </text:span><text:span text:style-name="T19">Hva er god Arbeid med bistand? Forhold som kan være av betydning for om deltakerne kommer i arbeid.</text:span><text:span text:style-name="T12"> Oslo: Arbeidsforskningsinstituttet, AFI-rapport 2013:2. http://www.hioa.no/Om-HiOA/Senter-for-velferds-og-arbeidslivsforskning/AFI/Publikasjoner-AFI/Hva-er-god-Arbeid-med-bistand</text:span></text:p>
      <text:p text:style-name="P2">Talberg, Niri &amp; Ida Drange (2013): <text:span text:style-name="T1">”Hvem skal ut?” Kjennetegn ved de som er usikre på sin arbeidslivstilknytning.</text:span> Oslo: Arbeidsforskningsinstituttet, AFI-rapport 2013:3. http://www.hioa.no/Om-HiOA/Senter-for-velferds-og-arbeidslivsforskning/AFI/Publikasjoner-AFI/Hvem-skal-ut</text:p>
      <text:p text:style-name="P2"><text:span text:style-name="T12">Egeland, Cathrine, Cathrine Tømte &amp; Hebe Gunnes (2013): </text:span><text:span text:style-name="T19">Historie – et guttefag? En undersøkelse av kjønnsubalansen ved Seksjon for historie, Institutt for arkeologi, konservering og historie, Universitetet i Oslo.</text:span><text:span text:style-name="T12"> Oslo: Arbeidsforskningsinstituttet, AFI-rapport 2013:4. http://www.hioa.no/Om-HiOA/Senter-for-velferds-og-arbeidslivsforskning/AFI/Publikasjoner-AFI/Historie-et-guttefag</text:span></text:p>
      <text:p text:style-name="P2"><text:span text:style-name="T12">Enehaug, Heidi &amp; Steinar Widding (2013): </text:span><text:span text:style-name="T19">Evaluering av prosjektet ”Godt nok norsk”. Et opplæringsprosjekt for minoritetsspråklig helsepersonell i den kommunale pleie- og omsorgstjeneste.</text:span><text:span text:style-name="T12"> Oslo: Arbeidsforskningsinstituttet, AFI-rapport 2013:5. http://www.hioa.no/Om-HiOA/Senter-for-velferds-og-arbeidslivsforskning/AFI/Publikasjoner-AFI/Evaluering-av-prosjektet-Godt-nok-norsk</text:span></text:p>
      <text:p text:style-name="P2"><text:soft-page-break/><text:span text:style-name="T25">Brøgger, Benedicte &amp; Robert Salomon (2013): </text:span><text:span text:style-name="T22">Å jobbe med arbeidsglede – hva kan virksomheter få ut av det? En kunnskapsstatus.</text:span><text:span text:style-name="T25"> </text:span><text:span text:style-name="T12">Oslo: Arbeidsforskningsinstituttet, AFI-rapport 2013:6. http://www.hioa.no/Om-HiOA/Senter-for-velferds-og-arbeidslivsforskning/AFI/Publikasjoner-AFI/AA-jobbe-med-arbeidsglede-hva-kan-virksomheter-faa-ut-av-det</text:span></text:p>
      <text:p text:style-name="P2"><text:span text:style-name="T25">Legard, Sveinung (2013): </text:span><text:span text:style-name="T22">De vanskelige overgangene. En kunnskapsoversikt over forskning, politikk og tiltak for å bedre unge funksjonshemmedes overgang til høyere utdanning og arbeid. .</text:span><text:span text:style-name="T12">Oslo: Arbeidsforskningsinstituttet, AFI-rapport 2013:7. http://www.hioa.no/Om-HiOA/Senter-for-velferds-og-arbeidslivsforskning/AFI/Publikasjoner-AFI/De-vanskelige-overgangene</text:span></text:p>
      <text:p text:style-name="P2"><text:span text:style-name="T25">Fossestøl, Knut &amp; Ingebjørg Skarpaas (2013): </text:span><text:span text:style-name="T22">Modellutprøving av psykologer i kommunehelsetjenesten. En evaluering.</text:span><text:span text:style-name="T25"> </text:span><text:span text:style-name="T12">Oslo: Arbeidsforskningsinstituttet, AFI-rapport 2013:8. http://www.hioa.no/Om-HiOA/Senter-for-velferds-og-arbeidslivsforskning/AFI/Publikasjoner-AFI/Modellutproeving-av-psykologer-i-kommunehelsetjenesten</text:span></text:p>
      <text:p text:style-name="P2"><text:span text:style-name="T26">Fossestøl, Knut &amp; Ingebjørg Skarpaas (2013): </text:span><text:span text:style-name="T21">Modellutprøving av psykologer i kommunehelsetjenesten. En evaluering.</text:span><text:span text:style-name="T26"> </text:span><text:span text:style-name="T12">Oslo: Arbeidsforskningsinstituttet, AFI-rapport 2013:8. http://www.hioa.no/Om-HiOA/Senter-for-velferds-og-arbeidslivsforskning/AFI/Publikasjoner-AFI/Modellutproeving-av-psykologer-i-kommunehelsetjenesten</text:span></text:p>
      <text:p text:style-name="P2"><text:span text:style-name="T25">Bragdø, Annlaug &amp; Øystein Spjelkavik (2013): </text:span><text:span text:style-name="T22">Individuell oppfølging av unge i ferd med å havne utenfor skole og arbeid.</text:span><text:span text:style-name="T25"> </text:span><text:span text:style-name="T12">Oslo: Arbeidsforskningsinstituttet, AFI-rapport 2013:9. http://www.hioa.no/Om-HiOA/Senter-for-velferds-og-arbeidslivsforskning/AFI/Publikasjoner-AFI/Individuell-oppfoelging-av-unge-i-ferd-med-aa-havne-utenfor-skole-og-arbeid</text:span></text:p>
      <text:p text:style-name="P2"><text:span text:style-name="T25">Rudningen, Gudrun (red.) (2013): </text:span><text:span text:style-name="T20">Barrierer mot arbeid - for langtidsmottakere av sosialhjelp og deltakere i kvalifiseringsprogrammet.</text:span><text:span text:style-name="T11"> </text:span><text:span text:style-name="T12">Oslo: Arbeidsforskningsinstituttet, AFI-rapport 2013:10. http://www.hioa.no/Om-HiOA/Senter-for-velferds-og-arbeidslivsforskning/AFI/Publikasjoner-AFI/Barrierer-mot-arbeid</text:span></text:p>
      <text:p text:style-name="P2"><text:span text:style-name="T25">Neumann, Cecilie Basberg &amp; Karen-Sofie Pettersen (2013): </text:span><text:span text:style-name="T20">Tilbakeføringsgarantien i praksis Evaluering av prosjektet TAFU – Tilbakeføring gjennom arbeid, fritid og utdanning.</text:span><text:span text:style-name="T11"> </text:span><text:span text:style-name="T12">Oslo: Arbeidsforskningsinstituttet, AFI-rapport 2013:11. http://www.hioa.no/Om-HiOA/Senter-for-velferds-og-arbeidslivsforskning/AFI/Publikasjoner-AFI/Tilbakefoeringsgarantien-i-praksis</text:span></text:p>
      <text:p text:style-name="P2"><text:soft-page-break/><text:span text:style-name="T25">Schafft, Angelika, Ketil Frøyland &amp; Øystein Spjelkavik (2013): </text:span><text:span text:style-name="T20">En ny rolle for NAV i fengsel. Evaluering av NAV-prosjektet ”Samordning av tiltak for tilbakeføring”.</text:span><text:span text:style-name="T11"> </text:span><text:span text:style-name="T12">Oslo: Arbeidsforskningsinstituttet, AFI-rapport 2013:12. http</text:span><text:span text:style-name="T43">://www.hioa.no/Om-HiOA/Senter-for-velferds-og-arbeidslivsforskning/AFI/Publikasjoner-AFI/En-ny-rolle-for-NAV-i-fengsel</text:span></text:p>
      <text:p text:style-name="P2"><text:span text:style-name="T25">Bergene, Ann Cecilie, Arild H</text:span><text:span text:style-name="T27">enrik</text:span><text:span text:style-name="T25"> Steen, Cathrine Egeland &amp; Ida Drange (2013): </text:span><text:span text:style-name="T20">Hva kan forklare medlemsveksten i Forbundet for Ledelse og Teknikk?</text:span><text:span text:style-name="T11"> </text:span><text:span text:style-name="T12">Oslo: Arbeidsforskningsinstituttet, AFI-rapport 2013:13. http://www.hioa.no/Om-HiOA/Senter-for-velferds-og-arbeidslivsforskning/AFI/Publikasjoner-AFI/Hva-kan-forklare-medlemsveksten-i-Forbundet-for-Ledelse-og-Teknikk</text:span></text:p>
      <text:p text:style-name="P2"><text:span text:style-name="T26">Egeland, Cathrine &amp; Ann Cecilie Bergene (2012): </text:span><text:span text:style-name="T21">Tidsbruk, arbeidstid og tidskonflikt i den norske universitets- og høgskolesektoren.</text:span><text:span text:style-name="T26"> </text:span><text:span text:style-name="T12">Oslo: Arbeidsforskningsinstituttet, AFI-rapport 2012:1. http://www.hioa.no/Om-HiOA/Senter-for-velferds-og-arbeidslivsforskning/AFI/Publikasjoner-AFI/Tidsbruk-arbeidstid-og-tidskonflikt-i-den-norske-universitets-og-hoegskolesektoren</text:span></text:p>
      <text:p text:style-name="P2"><text:span text:style-name="T26">Ann Bergene, Cecilie (2012): </text:span><text:span text:style-name="T19">En analyse av de som er usikre på sin tilknytning til arbeidslivet.</text:span><text:span text:style-name="T12"> Oslo: Arbeidsforskningsinstituttet, AFI-rapport 2012:2. http://www.hioa.no/Om-HiOA/Senter-for-velferds-og-arbeidslivsforskning/AFI/Publikasjoner-AFI/Faerre-paa-vei-ut</text:span></text:p>
      <text:p text:style-name="P2"><text:span text:style-name="T26">Heen, Hanne (2012): </text:span><text:span text:style-name="T21">Samliv i Forsvaret 2011. </text:span><text:span text:style-name="T19">Forholdet mellom familie og arbeid i befalsfamilier. En kvantitativ studie.</text:span><text:span text:style-name="T12"> Oslo: Arbeidsforskningsinstituttet, AFI-rapport 2012:3. http://www.hioa.no/Om-HiOA/Senter-for-velferds-og-arbeidslivsforskning/AFI/Publikasjoner-AFI/Samliv-i-Forsvaret-2011</text:span></text:p>
      <text:p text:style-name="P2"><text:span text:style-name="T26">Pettersen, Karen-Sofie (2012): </text:span><text:span text:style-name="T21">Praksiskonsulenten som brobygger. Evaluering av prosjektet ”Allmennlegetjenesten og psykisk helse - Praksiskonsulentordningen”.</text:span><text:span text:style-name="T26"> </text:span><text:span text:style-name="T12">Oslo: Arbeidsforskningsinstituttet, AFI-rapport 2012:4. http</text:span><text:span text:style-name="T43">://www.hioa.no/Om-HiOA/Senter-for-velferds-og-arbeidslivsforskning/AFI/Publikasjoner-AFI/Praksiskonsulenten-som-brobygger</text:span></text:p>
      <text:p text:style-name="P2"><text:span text:style-name="T12">Steen, Arild H</text:span><text:span text:style-name="T18">enrik</text:span><text:span text:style-name="T12">, Sveinung Legard, Jes Erik Jessen, Niels Anker &amp; Peter G. Madsen (2012): </text:span><text:span text:style-name="T19">Samfunnsøkonomisk analyse av økt sysselsetting av personer med nedsatt funksjonsevne.</text:span><text:span text:style-name="T12"> Oslo: Arbeidsforskningsinstituttet, AFI-rapport 2012:5. http://www.hioa.no/Om-HiOA/Senter-for-velferds-og-arbeidslivsforskning/AFI/Publikasjoner-AFI/Samfunnsoekonomisk-analyse-av-oekt-sysselsetting-av-personer-med-nedsatt-funksjonsevne</text:span></text:p>
      <text:p text:style-name="P1"><text:soft-page-break/><text:span text:style-name="AFI_20_resyme_20_side"><text:span text:style-name="T3">Frøylang, Kjetil &amp; Cecilie Basberg Neumann (2012): </text:span></text:span><text:span text:style-name="T5">Ungdom i Ny sjanse. </text:span><text:span text:style-name="T6">Kvalifisering av ungdom med innvandrerbakgrunn til skole og arbeid – metoder og erfaringer fra åtte prosjekter.</text:span><text:span text:style-name="T7"> </text:span><text:span text:style-name="T4">Oslo: Arbeidsforskningsinstituttet, AFI-rapport 2012:6. http://www.hioa.no/Om-HiOA/Senter-for-velferds-og-arbeidslivsforskning/AFI/Publikasjoner-AFI/Ungdom-i-Ny-sjanse</text:span></text:p>
      <text:p text:style-name="P2"><text:span text:style-name="T48">Skarpaas, Ingebjørg &amp; Knut Fossestøl (2012): </text:span><text:span text:style-name="T19">Evaluering av forsøk med fagutvikling av sosiale tjenester i utvalgte NAV-kontor.</text:span><text:span text:style-name="T12"> Oslo: Arbeidsforskningsinstituttet, AFI-rapport 2012:7. http://www.hioa.no/Om-HiOA/Senter-for-velferds-og-arbeidslivsforskning/AFI/Publikasjoner-AFI/Evaluering-av-forsoek-med-fagutvikling-av-sosiale-tjenester-i-utvalgte-NAV-kontor</text:span></text:p>
      <text:p text:style-name="P2"><text:span text:style-name="T56">Widding, Steinar (2012): </text:span><text:span text:style-name="T57">Evaluering av Telenor Open Mind Integartion/Evaluation of Telenor Open Mind Integration.</text:span><text:span text:style-name="T56"> </text:span><text:span text:style-name="T12">Oslo: Arbeidsforskningsinstituttet, AFI-rapport 2012:8. http://www.hioa.no/Om-HiOA/Senter-for-velferds-og-arbeidslivsforskning/AFI/Publikasjoner-AFI/Evaluering-av-Telenor-Open-Mind-Integartion-Evaluation-of-Telenor-Open-Mind-Integration</text:span></text:p>
      <text:p text:style-name="P2"><text:span text:style-name="T26">Schafft, Angelika &amp; Asbjørn Grimsmo (2012): </text:span><text:span text:style-name="T21">Gode intensjoner – holder det? En undersøkelse blant deltakere på gjestebud om arbeid og psykisk helse.</text:span><text:span text:style-name="T26"> Oslo: Arbeidsforskningsinstituttet, AFI-rapport 2012:9. http://www.hioa.no/Om-HiOA/Senter-for-velferds-og-arbeidslivsforskning/AFI/Publikasjoner-AFI/Gode-intensjoner-holder-det</text:span></text:p>
      <text:p text:style-name="P2"><text:span text:style-name="T26">Bergene, Ann Cecilie &amp; Anders Underthun (2012): </text:span><text:span text:style-name="T21">Transportarbeid i Norge: Trender og utfordringer.</text:span><text:span text:style-name="T26"> Oslo: Arbeidsforskningsinstituttet, AFI-rapport 2012:10. http://www.hioa.no/Om-HiOA/Senter-for-velferds-og-arbeidslivsforskning/AFI/Publikasjoner-AFI/Transportarbeid-i-Norge</text:span></text:p>
      <text:p text:style-name="P2"><text:span text:style-name="T26">Falkum, Eivind (2012): </text:span><text:span text:style-name="T21">Risiko og inkludering. Betingelser for funksjonshemmede og eldres deltakelse i arbeidslivet.</text:span><text:span text:style-name="T26"> Oslo: Arbeidsforskningsinstituttet, AFI-rapport 2012:11. http://www.hioa.no/Om-HiOA/Senter-for-velferds-og-arbeidslivsforskning/AFI/Publikasjoner-AFI/Risiko-og-inkludering</text:span></text:p>
      <text:p text:style-name="P2"><text:span text:style-name="T28">Hilsen, Anne Inga (2012): </text:span><text:span text:style-name="T23">Følgeevaluering av Langtidsfrisk-arbeidet ved SI Kongsvinger.</text:span><text:span text:style-name="T28"> </text:span><text:span text:style-name="T26">Oslo: Arbeidsforskningsinstituttet, AFI-rapport 2012:12. http://www.hioa.no/Om-HiOA/Senter-for-velferds-og-arbeidslivsforskning/AFI/Publikasjoner-AFI/Foelgeevaluering-av-Langtidsfrisk-arbeidet-ved-SI-Kongsvinger</text:span></text:p>
      <text:p text:style-name="P2"><text:soft-page-break/><text:span text:style-name="T28">Fossestøl, Knu</text:span><text:span text:style-name="T29">t,</text:span><text:span text:style-name="T28"> Pål Børing &amp; Ingebjørg Skarpaas (2012): </text:span><text:span text:style-name="T23">Nødvendig differensiering eller overlappende tiltak?Evaluering av avklarings- og oppfølgingstiltakene i regi av NAV.</text:span><text:span text:style-name="T28"> Oslo: Arbeidsforskningsinstituttet, AFI-rapport 2012:13. http://www.hioa.no/Om-HiOA/Senter-for-velferds-og-arbeidslivsforskning/AFI/Publikasjoner-AFI/Noedvendig-differensiering-eller-overlappende-tiltak</text:span></text:p>
      <text:p text:style-name="P2"><text:span text:style-name="T26">Spjelkavik, Øystein, Pål Børing, Kjetil Frøyland &amp; Ingebjørg Skarpaas (2012): </text:span><text:span text:style-name="T21">Behovet for varig tilrettelagt arbeid.</text:span><text:span text:style-name="T26"> </text:span><text:span text:style-name="T28">Oslo: Arbeidsforskningsinstituttet, AFI-rapport 2012:14. http://www.hioa.no/Om-HiOA/Senter-for-velferds-og-arbeidslivsforskning/AFI/Publikasjoner-AFI/Behovet-for-varig-tilrettelagt-arbeid</text:span></text:p>
      <text:p text:style-name="P2"><text:span text:style-name="T26">Hilsen, Anne Inga (2012): </text:span><text:span text:style-name="T21">Seniorpolitikk i store virksomheter - følgeevaluering ved St. Olavs Hospital.</text:span><text:span text:style-name="T26"> Oslo: Arbeidsforskningsinstituttet, AFI-rapport 2012:15. http://www.hioa.no/Om-HiOA/Senter-for-velferds-og-arbeidslivsforskning/AFI/Publikasjoner-AFI/Seniorpolitikk-i-store-virksomheter-foelgeevaluering-ved-St.-Olavs-Hospital</text:span></text:p>
      <text:p text:style-name="P2"><text:span text:style-name="T26">Schafft, Angelika, Øystein Spjelkavik, Benedicte Brøgger &amp; Asbjørn Grimsmo (2012): </text:span><text:span text:style-name="T21">Arbeidsgiverlos – lederstøtte i arbeidet med psykiske helse på arbeidsplassen.</text:span><text:span text:style-name="T26"> Oslo: Arbeidsforskningsinstituttet, AFI-rapport 2012:16. http://www.hioa.no/Om-HiOA/Senter-for-velferds-og-arbeidslivsforskning/AFI/Publikasjoner-AFI/Arbeidsgiverlos-lederstoette-i-arbeidet-med-psykiske-helse-paa-arbeidsplassen</text:span></text:p>
      <text:p text:style-name="P2"><text:span text:style-name="T26">Lau, Bjørn (2012): </text:span><text:span text:style-name="T21">Arbeid, helse og engasjement blant ansatte i Den norske kirke.</text:span><text:span text:style-name="T26"> Oslo: Arbeidsforskningsinstituttet, AFI-rapport 2012:17. http://www.hioa.no/Om-HiOA/Senter-for-velferds-og-arbeidslivsforskning/AFI/Publikasjoner-AFI/Arbeid-helse-og-engasjement-blant-ansatte-i-Den-norske-kirke</text:span></text:p>
      <text:p text:style-name="P9">Bygdås, Arne &amp; Eivind Falkum (2012): LEAN i solnedgang. Vekst og fall i RECs Waferfabrikk på Herøya. Oslo: Arbeidsforskningsinstituttet, AFI-rapport 2012:18. http://www.hioa.no/Om-HiOA/Senter-for-velferds-og-arbeidslivsforskning/AFI/Publikasjoner-AFI/LEAN-i-solnedgang</text:p>
      <text:p text:style-name="P2"><text:span text:style-name="T26">Terjesen, Hans Christoffer Aargaard, Bjørn Lau &amp; Robert Salomon (2012): </text:span><text:span text:style-name="T21">”Er du her, så regner jeg med deg!” </text:span><text:span text:style-name="T19">En studie av god ledelse innenfor pleie og omsorg: </text:span><text:span text:style-name="T21">Hvordan kan utøvelse av ledelse bidra til å forlenge yrkeskarrieren for seniorer i en sektor preget av tidligpensjonering og uførhet?</text:span><text:span text:style-name="T26"> Oslo: Arbeidsforskningsinstituttet, AFI-rapport 2012:19. http://www.hioa.no/Om-HiOA/Senter-for-velferds-og-arbeidslivsforskning/AFI/Publikasjoner-AFI/Er-du-her-saa-regner-jeg-med-deg!</text:span></text:p>
      <text:p text:style-name="P2"><text:soft-page-break/><text:span text:style-name="T26">Frøyland, Kjetil (2012): </text:span><text:span text:style-name="T21">Inkludering av ungdom i skole eller arbeid. Tiltak, metoder, samarbeid og samordning i og rundt NAV-kontoret. Første delrapport fra evalueringen av et utviklingsarbeid i 13 prosjektområder.</text:span><text:span text:style-name="T26"> Oslo: Arbeidsforskningsinstituttet, AFI-rapport 2012:20. http</text:span><text:span text:style-name="T59">://www.hioa.no/Om-HiOA/Senter-for-velferds-og-arbeidslivsforskning/AFI/Publikasjoner-AFI/Inkludering-av-ungdom-i-skole-eller-arbeid</text:span></text:p>
      <text:p text:style-name="P2"><text:span text:style-name="T26">Pettersen, Karen-Sofie (2012): </text:span><text:span text:style-name="T21">Med blikk for sammenhengen mellom barnehage og skole. Evaluering av Temapraksis – barnehagen som en del av utdanningsløpet.</text:span><text:span text:style-name="T26"> Oslo: Arbeidsforskningsinstituttet, AFI-rapport 2012:21. http</text:span><text:span text:style-name="T59">://www.hioa.no/Om-HiOA/Senter-for-velferds-og-arbeidslivsforskning/AFI/Publikasjoner-AFI/Med-blikk-for-sammenhengen-mellom-barnehage-og-skole</text:span></text:p>
      <text:p text:style-name="P2">Svare, Helge &amp; Lars Klemsdal (2011): <text:span text:style-name="T1">Hvordan skape økt mestring blant frontlinjeansatte i servicenæringen. Rapport fra et FoU-prosjekt støttet av NHOs arbeidsmiljøfond.</text:span> Oslo: Arbeidsforskningsinstituttet. AFI-rapport 2011:1. http://www.hioa.no/Om-HiOA/Senter-for-velferds-og-arbeidslivsforskning/AFI/Publikasjoner-AFI/Hvordan-skape-oekt-mestring-blant-frontlinjeansatte-i-servicenaeringen</text:p>
      <text:p text:style-name="P2">Svare, Helge (2011): <text:span text:style-name="T1">Samarbeidsrådet for tros- og livssynssamfunn som dialogorganisasjon.</text:span> Oslo: Arbeidsforskningsinstituttet. AFI-rapport 2011:2. http://www.hioa.no/Om-HiOA/Senter-for-velferds-og-arbeidslivsforskning/AFI/Publikasjoner-AFI/Samarbeidsraadet-for-tros-og-livssynssamfunn-som-dialogorganisasjon</text:p>
      <text:p text:style-name="P2">Spjelkavik Øystein, Branko Hagen &amp; Kristiin Härkäpää (2011): <text:span text:style-name="T1">Supported Employment i Norden.</text:span> Oslo: Arbeidsforskningsinstituttet. AFI-rapport 2011:3. http://www.hioa.no/Om-HiOA/Senter-for-velferds-og-arbeidslivsforskning/AFI/Publikasjoner-AFI/Supported-Employment-i-Norden</text:p>
      <text:p text:style-name="P2">Schafft, Angelika &amp; Øystein Spjelkavik (2011): <text:span text:style-name="T1">Evaluering av Kvalifiseringsprogrammet. Sluttrapport.</text:span> Oslo: Arbeidsforskningsinstituttet. AFI-rapport 2011:4. http://www.hioa.no/Om-HiOA/Senter-for-velferds-og-arbeidslivsforskning/AFI/Publikasjoner-AFI/Evaluering-av-Kvalifiseringsprogrammet-sluttrapport</text:p>
      <text:p text:style-name="P2">Enehaug, Heidi &amp; Migle Gamperiene (2011): <text:span text:style-name="T1">Rekruttering til ledelse. En studie av ansatte med og uten innvandrerbakgrunn i ISS.</text:span> Oslo: Arbeidsforskningsinstituttet. AFI-rapport 2011:5. http://www.hioa.no/Om-HiOA/Senter-for-velferds-og-arbeidslivsforskning/AFI/Publikasjoner-AFI/Rekruttering-til-ledelse</text:p>
      <text:p text:style-name="P2"><text:soft-page-break/>Enehaug, Heidi &amp; Steinar Widding (2011): <text:span text:style-name="T1">Kompetanse, opplæring og mangfold. Resultater og refleksjoner fra et forsknings-og utviklingsprosjekt finansiert av Arbeidsmiljøfondet.</text:span> Oslo: Arbeidsforskningsinstituttet. AFI-rapport, 2011:6. http://www.hioa.no/Om-HiOA/Senter-for-velferds-og-arbeidslivsforskning/AFI/Publikasjoner-AFI/Kompetanse-opplaering-og-mangfold</text:p>
      <text:p text:style-name="P2"><text:span text:style-name="T60">Schafft, Angelika, Torbjørn Skardhamar &amp;Tao Zhang (2010): </text:span><text:span text:style-name="T2">Ny evaluering av Tiltakssatsingen for sosialhjelpsmottakere.</text:span><text:span text:style-name="T60"> Oslo: Arbeidsforskningsinstituttet. AFI-rapport </text:span><text:span text:style-name="T63">2010</text:span>:1. http<text:span text:style-name="T60">://www.hioa.no/Om-HiOA/Senter-for-velferds-og-arbeidslivsforskning/AFI/Publikasjoner-AFI/Ny-evaluering-av-Tiltakssatsingen-for-sosialhjelpsmottakere</text:span></text:p>
      <text:p text:style-name="P2">Heidi Enehaug &amp; Migle Gamperiene (2010): <text:span text:style-name="T1">Nærtransportsjåførens arbeidsdag. En undersøkelse blant sjåfører i Oslo, Bergen og Trondheim.</text:span> Oslo: Arbeidsforskningsinstituttet. AFI-rapport 2010:2. http://www.hioa.no/Om-HiOA/Senter-for-velferds-og-arbeidslivsforskning/AFI/Publikasjoner-AFI/Naertransportsjaafoerens-arbeidsdag</text:p>
      <text:p text:style-name="P2"><text:span text:style-name="T60">Lyng, S</text:span><text:span text:style-name="T62">elma</text:span><text:span text:style-name="T60"> T</text:span><text:span text:style-name="T62">herese</text:span><text:span text:style-name="T60">, S</text:span><text:span text:style-name="T62">veinung</text:span><text:span text:style-name="T60"> Legard, A</text:span><text:span text:style-name="T62">nn</text:span><text:span text:style-name="T60"> C</text:span><text:span text:style-name="T62">ecilie</text:span><text:span text:style-name="T60"> Bergene, N</text:span><text:span text:style-name="T62">iels</text:span><text:span text:style-name="T60"> Anker, J</text:span><text:span text:style-name="T62">ens</text:span><text:span text:style-name="T60"> E</text:span><text:span text:style-name="T62">rik</text:span><text:span text:style-name="T60"> Jessen &amp; K</text:span><text:span text:style-name="T62">ristin</text:span><text:span text:style-name="T60"> R</text:span><text:span text:style-name="T61">eichborn-</text:span><text:span text:style-name="T60">Kjennerud (2010): </text:span><text:span text:style-name="T2">Tilbake til framtiden? En studie av alternative kvalifiseringstiltak for ungdom utenfor skole og arbeidsliv: Kjennetegn, resultater, suksessfaktorer og utfordringer.</text:span><text:span text:style-name="T60"> </text:span>Oslo: Arbeidsforskningsinstituttet. AFI-rapport 2010:3. http<text:span text:style-name="T60">://www.hioa.no/Om-HiOA/Senter-for-velferds-og-arbeidslivsforskning/AFI/Publikasjoner-AFI/Tilbake-til-framtiden</text:span></text:p>
      <text:p text:style-name="P2"><text:span text:style-name="T60">Hilsen, Anne Inga, Robert Salomon, Hanne Heen, Kristin Reichborn-Kjennerud, Ingrid Rusnes, Ingebjørg Skarpaas &amp; Guro Ødemark (2010): </text:span><text:span text:style-name="T2">Seniorpolitikk – virker virkemidlene?</text:span><text:span text:style-name="T60"> </text:span>Oslo: Arbeidsforskningsinstituttet. AFI-rapport 2010:4. <text:span text:style-name="T64">http</text:span><text:span text:style-name="T65">://www.hioa.no/Om-HiOA/Senter-for-velferds-og-arbeidslivsforskning/AFI/Publikasjoner-AFI/Seniorpolitikk-virker-virkemidlene</text:span></text:p>
      <text:p text:style-name="P2"><text:span text:style-name="T11">Egeland, Cathrine &amp; </text:span><text:span text:style-name="T32">Cecilie </text:span><text:span text:style-name="T11">Neumann (2009): </text:span><text:span text:style-name="T20">Evaluering av likestillings- og diskrimineringsombudet.</text:span><text:span text:style-name="T11"> Oslo: Arbeidsforskningsinstituttet. AFI-rapport </text:span><text:span text:style-name="T42">2009</text:span><text:span text:style-name="T11">:1. http://www.hioa.no/Om-HiOA/Senter-for-velferds-og-arbeidslivsforskning/AFI/Publikasjoner-AFI/Evaluering-av-likestillings-og-diskrimineringsombudet</text:span></text:p>
      <text:p text:style-name="P2"><text:soft-page-break/><text:span text:style-name="T55">Hansen, Inger Lise Sk</text:span><text:span text:style-name="T58">og</text:span><text:span text:style-name="T55"> (ed.) (2009): </text:span><text:span text:style-name="T69">ICT and employment</text:span><text:span text:style-name="T68"> - Actors involved in innovation, production, distribution and implementation of assistive ICT in Norway, Denmark, the Netherlands and United Kingdom.</text:span><text:span text:style-name="T66"> </text:span><text:span text:style-name="T11">Oslo: Arbeidsforskningsinstituttet. AFI-rapport 2009:2. http://www.hioa.no/Om-HiOA/Senter-for-velferds-og-arbeidslivsforskning/AFI/Publikasjoner-AFI/ICT-and-employment</text:span></text:p>
      <text:p text:style-name="P5"><text:span text:style-name="T70">Enehaug, Heidi, </text:span><text:span text:style-name="T79">Migle</text:span><text:span text:style-name="T70"> Gamperiene &amp; Christin Thea Wathne (2009): </text:span><text:span text:style-name="T73">Gammel industri med nytt innhold. Utviklingen av en ny organisasjons- og ledelseskultur ved TINE Heimdal ved innføring av sekstimersdag.</text:span><text:span text:style-name="T70"> Oslo: Arbeidsforskningsinstituttet. AFI-rapport </text:span><text:span text:style-name="T81">2009</text:span><text:span text:style-name="T11">:3. http://www.hioa.no/Om-HiOA/Senter-for-velferds-og-arbeidslivsforskning/AFI/Publikasjoner-AFI/Gammel-industri-med-nytt-innhold</text:span></text:p>
      <text:p text:style-name="P5"><text:span text:style-name="T70">Hilsen, Anne Inga, Vigdis Mathisen Olsvik &amp; Trude Steinum (2009): </text:span><text:span text:style-name="T73">På seniorvis. Seniorpolitikk i kvinnedominerte bransjer, tiltak for å hindre tidligavgang i hotell og helsevesen.</text:span><text:span text:style-name="T70"> Oslo: Arbeidsforskningsinstituttet. AFI-rapport </text:span><text:span text:style-name="T80">2009</text:span><text:span text:style-name="T11">:4. http://www.hioa.no/Om-HiOA/Senter-for-velferds-og-arbeidslivsforskning/AFI/Publikasjoner-AFI/Paa-seniorvi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P6"><text:span text:style-name="T11">Holter, Øystein Gullvåg, Helge Svare &amp; Cathrine Egeland (2008): </text:span><text:span text:style-name="T20">Likestilling og livskvalitet 2007.</text:span><text:span text:style-name="T11"> Oslo: Arbeidsforskningsinstituttet. AFI-rapport </text:span><text:span text:style-name="T41">2008</text:span><text:span text:style-name="T11">:1. http://www.hioa.no/Om-HiOA/Senter-for-velferds-og-arbeidslivsforskning/AFI/Publikasjoner-AFI/Likestilling-og-livskvalitet-20072</text:span></text:p>
      <text:p text:style-name="P7"><text:span text:style-name="T11">Egeland, Cathrine, Heidi Enehaug, Sigtona Halrynjo, Selma Lyng &amp; Helge Svare (2008): </text:span><text:span text:style-name="T20">Erfaringer med og konsekvenser av graviditet og uttak av foreldrepermisjon i norsk arbeidsliv.</text:span><text:span text:style-name="T11"> Oslo: Arbeidsforskningsinstituttet. AFI-rapport </text:span><text:span text:style-name="T42">2008</text:span><text:span text:style-name="T11">:2. http</text:span><text:span text:style-name="T13">://www.hioa.no/Om-HiOA/Senter-for-velferds-og-arbeidslivsforskning/AFI/Publikasjoner-AFI/Erfaringer-med-og-konsekvenser-av-graviditet-og-uttak-av-foreldrepermisjon-i-norsk-arbeidsliv</text:span></text:p>
      <text:p text:style-name="P2"><text:span text:style-name="T75">Spjelkavik, Øystein (2008): </text:span><text:span text:style-name="T72">Nye muligheter for jobb med tidsubestemt lønnstilskudd? Evaluering av forsøk i fem fylker.</text:span><text:span text:style-name="T75"> Oslo: Arbeidsforskningsinstituttet. AFI-rapport </text:span><text:span text:style-name="T76">2008</text:span><text:span text:style-name="T11">:3. http</text:span><text:span text:style-name="T44">://www.hioa.no/Om-HiOA/Senter-for-velferds-og-arbeidslivsforskning/AFI/Publikasjoner-AFI/Nye-muligheter-for-jobb-med-tidsubestemt-loennstilskudd</text:span></text:p>
      <text:p text:style-name="P2"><text:span text:style-name="T75">Schafft, Angelika (2008): </text:span><text:span text:style-name="T72">Psykiske lidelser og arbeidsintegrering i Skandinavia - En kunnskapsstatus.</text:span><text:span text:style-name="T75"> Oslo: Arbeidsforskningsinstituttet. AFI-rapport </text:span><text:span text:style-name="T76">2008</text:span><text:span text:style-name="T11">:4. http://www.hioa.no/Om-HiOA/Senter-for-velferds-og-arbeidslivsforskning/AFI/Publikasjoner-AFI/Psykiske-lidelser-og-arbeidsintegrering-i-Skandinavia</text:span></text:p>
      <text:p text:style-name="P2"><text:soft-page-break/><text:span text:style-name="T11">Enehaug, Heidi &amp; Taran Thune </text:span><text:span text:style-name="T30">(2007)</text:span><text:span text:style-name="T11">: </text:span><text:span text:style-name="T20">Organisasjonskultur og mennesker i fusjonsprosesser.</text:span><text:span text:style-name="T11"> Oslo: Arbeidsforskningsinstituttet. AFI-rapport 2007:1. http://www.hioa.no/Om-HiOA/Senter-for-velferds-og-arbeidslivsforskning/AFI/Publikasjoner-AFI/Organisasjonskultur-og-mennesker-i-fusjonsprosesser</text:span></text:p>
      <text:p text:style-name="P2"><text:span text:style-name="T11">Andreassen, Tone Alm (2007): </text:span><text:span text:style-name="T20">For at ikke pasientperspektivet skal bli glemt?: en kvalitativ analyse av betydningen av brukerutvalg i helseforetak.</text:span><text:span text:style-name="T11"> Oslo: Arbeidsforskningsinstituttet. AFI-rapport </text:span><text:span text:style-name="T42">2007</text:span><text:span text:style-name="T11">:2. http://www.hioa.no/Om-HiOA/Senter-for-velferds-og-arbeidslivsforskning/AFI/Publikasjoner-AFI/For-at-ikke-pasientperspektivet-skal-bli-glemt</text:span></text:p>
      <text:p text:style-name="P2"><text:span text:style-name="T11">Deichman-Sørensen, </text:span><text:span text:style-name="T33">Trine</text:span><text:span text:style-name="T11"> (2007): </text:span><text:span text:style-name="T20">Mot en ny infrastruktur for læring og kontroll: kvalitetsvurdering i fag- og yrkesopplæringen: rapport fra evaluering av Nasjonalt kvalitetsvurderingssystem i grunnopplæringen.</text:span><text:span text:style-name="T11"> Oslo: Arbeidsforskningsinstituttet. AFI-rapport </text:span><text:span text:style-name="T34">2007</text:span><text:span text:style-name="T11">:3. http://www.hioa.no/Om-HiOA/Senter-for-velferds-og-arbeidslivsforskning/AFI/Publikasjoner-AFI/Mot-en-ny-infrastruktur-for-laering-og-kontroll</text:span></text:p>
      <text:p text:style-name="P2"><text:span text:style-name="T74">Andreassen, Tone Alm, Ida Drange, Taran Thune &amp; Lars Chr. Monkerud (2007): </text:span><text:span text:style-name="T71">På vei mot en integrert velferdsforvaltning?: erfaringer fra pilotprosessen i den nye arbeids- og velferdsforvaltningen.</text:span><text:span text:style-name="T74"> Oslo: Arbeidsforskningsinstituttet. AFI-rapport </text:span><text:span text:style-name="T78">2007</text:span><text:span text:style-name="T11">:4. http</text:span>://www.hioa.no/Om-HiOA/Senter-for-velferds-og-arbeidslivsforskning/AFI/Publikasjoner-AFI/Paa-vei-mot-en-integrert-velferdsforvaltning</text:p>
      <text:p text:style-name="P2">Fossestøl, Knut (red.) <text:span text:style-name="T85">(2009)</text:span>: <text:span text:style-name="T1">Stairway to heaven?: ICT-policy, disability and employment in Denmark, the Netherlands, United Kingdom and Norway.</text:span> <text:span text:style-name="T11">Oslo: Arbeidsforskningsinstituttet. AFI-rapport 2007:5. http://www.hioa.no/Om-HiOA/Senter-for-velferds-og-arbeidslivsforskning/AFI/Publikasjoner-AFI/Stairway-to-Heaven</text:span></text:p>
      <text:p text:style-name="P2"><text:span text:style-name="T11">Hilsen, A</text:span><text:span text:style-name="T41">nne</text:span><text:span text:style-name="T11"> I</text:span><text:span text:style-name="T41">nga</text:span><text:span text:style-name="T11"> &amp; </text:span><text:span text:style-name="T35">T</text:span><text:span text:style-name="T41">rude</text:span><text:span text:style-name="T35"> </text:span><text:span text:style-name="T11">Steinum (2006): </text:span><text:span text:style-name="T20">Fortell meg at jeg er ønsket!: sluttrapport fra Livsfaseprosjektet i trygdeetaten, et prosjekt under Nasjonalt krafttak for seniorpolitikk i arbeidslivet.</text:span><text:span text:style-name="T11"> Oslo: Arbeidsforskningsinstituttet. AFI-rapport </text:span><text:span text:style-name="T35">2006</text:span><text:span text:style-name="T11">:2. http://www.hioa.no/Om-HiOA/Senter-for-velferds-og-arbeidslivsforskning/AFI/Publikasjoner-AFI/Fortell-meg-at-jeg-er-oensket</text:span></text:p>
      <text:p text:style-name="P2"><text:span text:style-name="T11">Finsrud, H</text:span><text:span text:style-name="T36">enrik</text:span><text:span text:style-name="T11"> Dons &amp; </text:span><text:span text:style-name="T35">J</text:span><text:span text:style-name="T36">arle</text:span><text:span text:style-name="T35"> </text:span><text:span text:style-name="T11">Hildrum (2006): </text:span><text:span text:style-name="T20">På vei mot en ny region?: evaluering av regionforsøket i Buskerud, Telemark og Vestfold.</text:span><text:span text:style-name="T11"> Oslo: Arbeidsforskningsinstituttet. AFI-rapport </text:span><text:span text:style-name="T36">2006</text:span><text:span text:style-name="T11">:4. http://www.hioa.no/Om-HiOA/Senter-for-velferds-og-arbeidslivsforskning/AFI/Publikasjoner-AFI/Paa-vei-mot-en-ny-region</text:span></text:p>
      <text:p text:style-name="P8"><text:soft-page-break/><text:span text:style-name="T11">Heen, H</text:span><text:span text:style-name="T36">anne</text:span><text:span text:style-name="T11"> &amp; S</text:span><text:span text:style-name="T36">igtona </text:span><text:span text:style-name="T11">Halrynjo (2006): </text:span><text:span text:style-name="T20">Samliv i Forsvaret: en kvantitativ studie av forholdet mellom familie og arbeid i befalsfamilier.</text:span><text:span text:style-name="T11"> Oslo: Arbeidsforskningsinstituttet. AFI-rapport </text:span><text:span text:style-name="T36">2006</text:span><text:span text:style-name="T11">:5.</text:span><text:bookmark-start text:name="__DdeLink__1687_254790841"/><text:span text:style-name="T11"> http://www.hioa.no/Om-HiOA/Senter-for-velferds-og-arbeidslivsforskning/AFI/Publikasjoner-AFI/Samliv-i-Forsvaret</text:span><text:bookmark-end text:name="__DdeLink__1687_254790841"/></text:p>
      <text:p text:style-name="P1">Schafft, A<text:span text:style-name="T97">ngelika</text:span> &amp; <text:span text:style-name="T87">Øystein </text:span>Spjelkavik (2006): <text:span text:style-name="T1">På vei til jobb?: evaluering av arbeidsmarkedssatsingen for sosialhjelpsmottakere.</text:span> Oslo: Arbeidsforskningsinstituttet. AFI-rapport <text:span text:style-name="T86">2006</text:span>:7. http://www.hioa.no/Om-HiOA/Senter-for-velferds-og-arbeidslivsforskning/AFI/Publikasjoner-AFI/Paa-vei-til-jobb<text:bookmark text:name="OLE_LINK5"/><text:bookmark text:name="OLE_LINK6"/></text:p>
      <text:p text:style-name="P2"><text:span text:style-name="T11">Brøgger, B</text:span><text:span text:style-name="T40">enedicte</text:span><text:span text:style-name="T11"> </text:span><text:span text:style-name="T37">&amp;</text:span><text:span text:style-name="T11"> </text:span><text:span text:style-name="T39">C</text:span><text:span text:style-name="T40">hristin</text:span><text:span text:style-name="T39"> T</text:span><text:span text:style-name="T40">hea</text:span><text:span text:style-name="T39"> </text:span><text:span text:style-name="T11">Wathne (2005): </text:span><text:span text:style-name="T20">Hva fremmer og hva hemmer vekst i små og mellomstore bedrifter?</text:span><text:span text:style-name="T11"> Oslo: Arbeidsforskningsinstituttet. AFI-rapport </text:span><text:span text:style-name="T38">2005</text:span><text:span text:style-name="T11">:1. http://www.hioa.no/Om-HiOA/Senter-for-velferds-og-arbeidslivsforskning/AFI/Publikasjoner-AFI/Hva-fremmer-og-hva-hemmer-vekst-i-smaa-og-mellomstore-bedrifter</text:span></text:p>
      <text:p text:style-name="P2"><text:span text:style-name="T74">Hetle, A. (red.) </text:span><text:span text:style-name="T77">(2005)</text:span><text:span text:style-name="T74">: </text:span><text:span text:style-name="T71">Munnkurv og varsling: en studie av ytringsfrihetens vilkår blant sykepleiere.</text:span><text:span text:style-name="T74"> </text:span><text:span text:style-name="T11">Oslo: Arbeidsforskningsinstituttet. AFI-rapport 2005:2. </text:span><text:bookmark-start text:name="__DdeLink__1710_254790841"/><text:span text:style-name="T11">http</text:span><text:span text:style-name="T12">://www.hioa.no/Om-HiOA/Senter-for-velferds-og-arbeidslivsforskning/AFI/Publikasjoner-AFI/Munnkurv-og-varsling</text:span><text:bookmark-end text:name="__DdeLink__1710_254790841"/></text:p>
      <text:p text:style-name="P2"><text:span text:style-name="T11">Frøyland, K</text:span><text:span text:style-name="T39">jetil</text:span><text:span text:style-name="T11">, </text:span><text:span text:style-name="T39">Asbjørn </text:span><text:span text:style-name="T11">Grimsmo, </text:span><text:span text:style-name="T39">Bjørg Aase </text:span><text:span text:style-name="T11">Sørensen (2005): </text:span><text:span text:style-name="T20">Evaluering av AKAN. Rusmiddelforebygging i norsk arbeidsliv.</text:span><text:span text:style-name="T11"> Oslo: Arbeidsforskningsinstituttet. AFI-rapport </text:span><text:span text:style-name="T39">2005</text:span><text:span text:style-name="T11">:5. http://www.hioa.no/Om-HiOA/Senter-for-velferds-og-arbeidslivsforskning/AFI/Publikasjoner-AFI/Evaluering-av-AKAN</text:span></text:p>
      <text:p text:style-name="P2"><text:span text:style-name="T82">Sørensen, B</text:span><text:span text:style-name="T83">jørg Aase</text:span><text:span text:style-name="T82"> (2004): </text:span><text:span text:style-name="T67">Redaktørliv. Om redaksjonell og relasjonell ledelse.</text:span><text:span text:style-name="T82"> Oslo: Arbeidsforskningsinstituttet. AFI-rapport </text:span><text:span text:style-name="T84">2004</text:span>:5. http<text:span text:style-name="T60">://www.hioa.no/Om-HiOA/Senter-for-velferds-og-arbeidslivsforskning/AFI/Publikasjoner-AFI/Redaktoerliv</text:span></text:p>
      <text:p text:style-name="P2">Brøgger, B<text:span text:style-name="T96">enidicte</text:span> <text:span text:style-name="T88">&amp;</text:span> <text:span text:style-name="T88">Henrik Dons </text:span>Finsrud (2003): <text:span text:style-name="T1">Fylkeskommunen som regional utviklingsaktør: et innspill til utviklingsdialogene i Vestfold.</text:span> Oslo: Arbeidsforskningsinstituttet. AFI-rapport <text:span text:style-name="T96">2003</text:span>:2. <text:bookmark-start text:name="__DdeLink__1707_254790841"/>http://www.hioa.no/Om-HiOA/Senter-for-velferds-og-arbeidslivsforskning/AFI/Publikasjoner-AFI/Fylkeskommunen-som-regional-utviklingsaktoer<text:bookmark-end text:name="__DdeLink__1707_254790841"/></text:p>
      <text:p text:style-name="P2">Spjelkavik, Ø<text:span text:style-name="T95">ystein</text:span>, <text:span text:style-name="T88">Ketil </text:span>Frøyland <text:span text:style-name="T88">&amp; Torbjørn</text:span> Skarðhamar (2003): <text:span text:style-name="T1">Yrkeshemmede i det ordinære arbeidslivet - inkludering gjennom Arbeid med bistand.</text:span> Oslo: Arbeidsforskningsinstituttet. AFI-rapport <text:span text:style-name="T95">2003</text:span>:3. http://www.hioa.no/Om-HiOA/Senter-for-velferds-og-arbeidslivsforskning/AFI/Publikasjoner-AFI/Yrkeshemmede-i-det-ordinaere-arbeidslivet</text:p>
      <text:p text:style-name="P2"><text:soft-page-break/>Grimsmo, A<text:span text:style-name="T94">sbjørn</text:span>, <text:span text:style-name="T88">Kristian</text:span> Frøyland, <text:span text:style-name="T88">Per Halvor </text:span>Lunde <text:span text:style-name="T88">&amp; Kristian </text:span>Gould (2002): <text:span text:style-name="T1">Maskinføreres arbeidsmiljø – på godt og vondt: en undersøkelse om rekruttering, tidlig avgang, arbeidsmiljø og helseforhold blant maskinførere i anleggssektoren.</text:span> Oslo: Arbeidsforskningsinstituttet. AFI-rapport <text:span text:style-name="T88">2002</text:span>:2. http://www.hioa.no/Om-HiOA/Senter-for-velferds-og-arbeidslivsforskning/AFI/Publikasjoner-AFI/Maskinfoereres-arbeidsmiljoe-paa-godt-og-vondt</text:p>
      <text:p text:style-name="P2">Blichfeldt, J<text:span text:style-name="T93">on</text:span> F<text:span text:style-name="T93">rode</text:span> (2002): <text:span text:style-name="T1">En framtid som lærer?: en studie i utviklingsarbeid ved åtte skoler med sikte på kvalitativ forbedring og forlenging av yrkeskarrieren.</text:span> Oslo: Arbeidsforskningsinstituttet. AFI-rapport <text:span text:style-name="T88">2002</text:span>:3. http://www.hioa.no/Om-HiOA/Senter-for-velferds-og-arbeidslivsforskning/AFI/Publikasjoner-AFI/En-framtid-som-laerer</text:p>
      <text:p text:style-name="P2">Sørensen, B<text:span text:style-name="T88">jørg </text:span>Aa<text:span text:style-name="T88">se</text:span> (2001): <text:span text:style-name="T1">Et nytt Helse-Norge.</text:span> Oslo: Arbeidsforskningsinstituttet. AFI-rapport <text:span text:style-name="T91">2001</text:span>:5. http://www.hioa.no/Om-HiOA/Senter-for-velferds-og-arbeidslivsforskning/AFI/Publikasjoner-AFI/Et-nytt-Helse-Norge</text:p>
      <text:p text:style-name="P2">Lauvdal, T<text:span text:style-name="T90">orunn</text:span> <text:span text:style-name="T88">&amp;</text:span> <text:span text:style-name="T88">Espen </text:span>Rymoen, <text:span text:style-name="T88">Bent-Ole </text:span>Grooss (1998): <text:span text:style-name="T1">Kommuner og lærere - "Farlige forbindelser"?: om konsekvenser av plassering av forhandlingsansvaret for lærerne.</text:span> Oslo: Arbeidsforskningsinstituttet. AFI-rapport <text:span text:style-name="T89">1998</text:span>:3. http://www.hioa.no/Om-HiOA/Senter-for-velferds-og-arbeidslivsforskning/AFI/Publikasjoner-AFI/Kommuner-og-laerere-Farlige-forbindelser2</text:p>
      <text:p text:style-name="P2">Seierstad, S<text:span text:style-name="T92">tåle</text:span>, <text:span text:style-name="T89">Ann Kristin </text:span>Eide, <text:span text:style-name="T89">Kari Marie </text:span>Helle <text:span text:style-name="T89">&amp;</text:span> <text:span text:style-name="T89">Angelika </text:span>Schafft (1998): <text:span text:style-name="T1">Evaluering av de statlige Arbeidssamvirketiltakene og de kommunale aktivitetstilbudene for yrkeshemmede.</text:span> Oslo: Arbeidsforskningsinstituttet. AFI-rapport <text:span text:style-name="T89">1998</text:span>:5. <text:bookmark-start text:name="__DdeLink__1699_254790841"/><text:bookmark-start text:name="__DdeLink__1694_254790841"/>http://www.hioa.no/Om-HiOA/Senter-for-velferds-og-arbeidslivsforskning/AFI/Publikasjoner-AFI/Evaluering-av-de-statlige-arbeidssamvirketiltakene-og-de-kommunale-aktivitetstilbudene-for-yrkeshemmede<text:bookmark-end text:name="__DdeLink__1699_254790841"/><text:bookmark-end text:name="__DdeLink__1694_254790841"/></text:p>
      <text:p text:style-name="P2">Sørensen, B<text:span text:style-name="T89">jørg </text:span>Aa<text:span text:style-name="T89">se</text:span>, <text:span text:style-name="T89">Carla </text:span>Dahl-Jørgensen <text:span text:style-name="T89">&amp;</text:span> <text:span text:style-name="T89">Anders </text:span>Sk<text:span text:style-name="T89">og</text:span>stad (1998): <text:span text:style-name="T1">Arbeid og arbeidshelse i pleie- og omsorgssektoren: en kunnskapsoversikt med forslag til modellforsøk.</text:span> Oslo: Arbeidsforskningsinstituttet. AFI-rapport <text:span text:style-name="T89">1998</text:span>:6. http://www.hioa.no/Om-HiOA/Senter-for-velferds-og-arbeidslivsforskning/AFI/Publikasjoner-AFI/Arbeid-og-arbeidshelse-i-pleie-og-omsorgssektoren</text:p>
      <text:p text:style-name="P2"><text:soft-page-break/>Sørensen, B<text:span text:style-name="T89">jørg </text:span>Aa<text:span text:style-name="T89">se, Antje</text:span> Rapmund, <text:span text:style-name="T89">Kristin Skeide </text:span>Fuglerud, <text:span text:style-name="T89">Anne Inga Hilsen </text:span>&amp; <text:span text:style-name="T89">Asbjørn </text:span>Grimsmo (1998): <text:span text:style-name="T1">Psykologiske, organisatoriske og sosiale faktorer i arbeid av betydning for helse: kunnskapsmangler og forskningsbehov.</text:span> Oslo: Arbeidsforskningsinstituttet. AFI-rapport <text:span text:style-name="T89">1998</text:span>:8. <text:bookmark-start text:name="__DdeLink__1697_254790841"/>http://www.hioa.no/Om-HiOA/Senter-for-velferds-og-arbeidslivsforskning/AFI/Publikasjoner-AFI/Psykologiske-organisatoriske-og-sosiale-faktorer-i-arbeid-av-betydning-for-helse<text:bookmark-end text:name="__DdeLink__1697_2547908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1.27cm" fo:margin-right="0cm" fo:margin-top="0cm" fo:margin-bottom="0.423cm" loext:contextual-spacing="false" fo:line-height="125%" fo:keep-together="always" fo:text-indent="-1.27cm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>
      <style:text-properties style:font-name="Trebuchet MS2" fo:font-family="'Trebuchet MS'" style:font-style-name="Bold" style:font-family-generic="swiss" style:font-pitch="variable"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>
      <style:text-properties fo:color="#ff660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26:40.915735487</meta:creation-date>
    <dc:date>2016-05-11T17:20:08.807000000</dc:date>
    <meta:editing-duration>PT2H51M47S</meta:editing-duration>
    <meta:editing-cycles>40</meta:editing-cycles>
    <meta:generator>LibreOffice/5.1.2.2$Windows_x86 LibreOffice_project/d3bf12ecb743fc0d20e0be0c58ca359301eb705f</meta:generator>
    <meta:document-statistic meta:table-count="1" meta:image-count="0" meta:object-count="0" meta:page-count="16" meta:paragraph-count="105" meta:word-count="2563" meta:character-count="35320" meta:non-whitespace-character-count="32848"/>
  </office:meta>
</office:document-meta>
</file>